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italic" style:text-underline-style="none" fo:font-weight="normal" officeooo:paragraph-rsid="000ed257" style:text-blinking="false" fo:background-color="transparent" style:font-size-asian="14pt" style:font-style-asian="italic" style:font-size-complex="14pt" style:font-style-complex="italic"/>
    </style:style>
    <style:style style:name="P3" style:family="paragraph" style:parent-style-name="Heading_20_2">
      <style:paragraph-properties fo:margin-top="0.25in" fo:margin-bottom="0.0835in" loext:contextual-spacing="false" fo:line-height="138%" fo:text-align="justify" style:justify-single-word="false" style:writing-mode="lr-tb"/>
      <style:text-properties fo:font-weight="normal"/>
    </style:style>
    <style:style style:name="P4" style:family="paragraph" style:parent-style-name="Text_20_body">
      <style:text-properties fo:font-weight="normal"/>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fo:text-align="justify" style:justify-single-word="false" style:writing-mode="lr-tb"/>
      <style:text-properties fo:font-weight="normal"/>
    </style:style>
    <style:style style:name="P10" style:family="paragraph" style:parent-style-name="Text_20_body">
      <style:paragraph-properties fo:margin-top="0in" fo:margin-bottom="0in" loext:contextual-spacing="false" fo:line-height="138%" fo:text-align="justify" style:justify-single-word="false" style:writing-mode="lr-tb"/>
    </style:style>
    <style:style style:name="P11" style:family="paragraph" style:parent-style-name="Text_20_body">
      <style:paragraph-properties fo:margin-top="0in" fo:margin-bottom="0in" loext:contextual-spacing="false" fo:line-height="138%" fo:text-align="justify" style:justify-single-word="false" fo:break-before="pag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8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8pt"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2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f77e85a6-7fff-c81f-b9cb-656ea0cb6462"/>Anglais texte 5 :</text:p>
      <text:p text:style-name="Text_20_body"/>
      <text:h text:style-name="P1" text:outline-level="2">The 400 Years Project Looks At Native American Identity Through The Native Lens</text:h>
      <text:h text:style-name="P3" text:outline-level="2"><text:span text:style-name="T1">Le </text:span><text:span text:style-name="T3">&lt;&lt;</text:span><text:span text:style-name="T10"> </text:span><text:span text:style-name="T1">Projet 400 Ans </text:span><text:span text:style-name="T3">&gt;&gt;</text:span><text:span text:style-name="T10"> </text:span><text:span text:style-name="T1">s’intéresse à l'identité des Amérindiens du point de vue autochtone</text:span></text:h>
      <text:h text:style-name="P2" text:outline-level="2"><text:span text:style-name="T9">The 400 Years Project s’intéresse à l’identité amérindienne du point de vue amérindien / au regard des Amérindiens sur leur propre identité.</text:span></text:h>
      <text:p text:style-name="P4"><text:line-break/></text:p>
      <text:p text:style-name="P8">The year 2020 marked the 400th anniversary of the Mayflower's arrival from England to Plymouth Rock, Mass., a moment encapsulated with the general notion that the following year, pilgrims broke bread with the Wampanoag Tribe in an act of friendship.</text:p>
      <text:p text:style-name="Text_20_body"/>
      <text:p text:style-name="P8">L'année 2020 a marqué le 400ème anniversaire de l'arrivée du Mayflower d'Angleterre à Plymouth Rock, Massachusetts, moment associé à la l’idée répandue que l'année suivante, les Pères Pèlerins ont partagé un repas avec la tribu Wampanoag en preuve d'amitié.</text:p>
      <text:p text:style-name="Text_20_body"/>
      <text:p text:style-name="P6">L’année 2020 a marqué le 400ème anniversaire de l’arrivée du Mayflower à Plymouth Rock, dans le Massachussetts, depuis l’Angleterre. Cet événement est associé à l’idée très répandue selon laquelle l’année suivante, …</text:p>
      <text:p text:style-name="Text_20_body"/>
      <text:p text:style-name="P8">For generations that story — from the white settlers' perspective — has been taught to children in schools. </text:p>
      <text:p text:style-name="Text_20_body"/>
      <text:p text:style-name="P8">Pendant des générations, cette histoire (du point de vue des colons blancs) a été enseignée aux enfants dans les écoles. </text:p>
      <text:p text:style-name="Text_20_body"/>
      <text:p text:style-name="P7">Cette histoire est enseignée aux enfants du point de vue des colons blancs depuis des générations dans les écoles</text:p>
      <text:p text:style-name="Text_20_body"/>
      <text:p text:style-name="P8"><text:soft-page-break/>"The Mayflower and its aftermath has become the first and most culturally iconic story told to many young Americans about the country's founding and initial relationships with Native people," says photographer Sarah Stacke.</text:p>
      <text:p text:style-name="Text_20_body"/>
      <text:p text:style-name="P9"><text:span text:style-name="T4">&lt;&lt; </text:span><text:span text:style-name="T6">Le Mayflower et ses conséquences sont devenus la première et la plus emblématique des histoires culturelles racontées à de nombreux jeunes Américains sur la fondation du pays et ses premières relations avec les autochtones </text:span><text:span text:style-name="T4">&gt;&gt;</text:span><text:span text:style-name="T6">, explique la photographe Sarah Stacke.</text:span></text:p>
      <text:p text:style-name="Text_20_body"/>
      <text:p text:style-name="P9"><text:span text:style-name="T8">Comme l’explique la photographe Sarah Stacke, </text:span><text:span text:style-name="T4">&lt;&lt; </text:span><text:span text:style-name="T8">Le Mayflower et ses conséquences/ ce qui c’est passé après sont devenus la première et la plus emblématique histoire culturelle racontée à de nombreux jeunes Américains à propos / au sujet de la fondation / création du pays et ses premières relations avec les populations autochtones. </text:span><text:span text:style-name="T10"> </text:span></text:p>
      <text:p text:style-name="Text_20_body"/>
      <text:p text:style-name="P8">"But the stories they're told of a golden age of friendship, new beginnings, and untouched wilderness, is a myth."</text:p>
      <text:p text:style-name="Text_20_body"/>
      <text:p text:style-name="P10"><text:span text:style-name="T4">&lt;&lt; </text:span><text:span text:style-name="T7">Mais l'histoire qu'on leur raconte d'un âge d'or d'amitié, de nouveaux départs et de nature encore intacte, est un mythe. </text:span><text:span text:style-name="T4">&gt;&gt;</text:span></text:p>
      <text:p text:style-name="P4"><text:line-break/><text:line-break/></text:p>
      <text:p text:style-name="P8">Correcting those myths and looking at the evolution of Native American identity over the last 400 years is the mission of The 400 Years Project, a pictorial collection of Native American life. It includes original photo essays, text essays and a digital library of Native photographers from the mid-1800s to the present.</text:p>
      <text:p text:style-name="Text_20_body"/>
      <text:p text:style-name="P9"><text:span text:style-name="T6">Corriger ces mythes et s’intéresser à l'évolution de l'identité amérindienne au cours des 400 dernières années, telle est la mission du </text:span><text:span text:style-name="T4">&lt;&lt;</text:span><text:span text:style-name="T10"> </text:span><text:span text:style-name="T6">Projet 400 Ans </text:span><text:span text:style-name="T4">&gt;&gt;</text:span><text:span text:style-name="T6">, collection // exposition picturale sur la vie des Amérindiens. Elle comprend des essais photographiques originaux, des essais et une bibliothèque numérique de photographes amérindiens du milieu du XIXe siècle à nos jours.</text:span></text:p>
      <text:p text:style-name="P4"><text:line-break/></text:p>
      <text:p text:style-name="P8"/>
      <text:p text:style-name="P11">Project founders Stacke, Sheena Brings Plenty and Brian Adams want to address colonization while centering the Native voice. </text:p>
      <text:p text:style-name="Text_20_body"/>
      <text:p text:style-name="P8">Les fondateurs du projet, Stacke, Sheena Brings Plenty et Brian Adams, souhaitent aborder la question de la colonisation tout en mettant l'accent sur le point de vue des autochtones. </text:p>
      <text:p text:style-name="P4"><text:line-break/></text:p>
      <text:p text:style-name="P8">The site's library of Native American photographers currently stands at more than 60, but Brings Plenty is hoping to expand. The goal is for Native photographers to tell their stories and showcase their work. "The library is 100% Native and all we ask is that they are dedicated to the craft of photography," Brings Plenty says.</text:p>
      <text:p text:style-name="Text_20_body"/>
      <text:p text:style-name="P9"><text:span text:style-name="T6">La bibliothèque du site compte actuellement plus de 60 photographes amérindiens, mais Brings Plenty espère l'agrandir. L'objectif est de permettre aux photographes autochtones de raconter leur histoire et de présenter leur travail. </text:span><text:span text:style-name="T4">&lt;&lt;</text:span><text:span text:style-name="T10"> </text:span><text:span text:style-name="T6">La bibliothèque est à 100 % autochtone et tout ce que nous demandons, c'est qu'ils se consacrent à l'art de la photographie </text:span><text:span text:style-name="T4">&gt;&gt;</text:span><text:span text:style-name="T6">, explique Brings Plenty.</text:span></text:p>
      <text:p text:style-name="P4"><text:line-break/></text:p>
      <text:p text:style-name="P8">The COVID-19 pandemic and its tragic effects on Native American tribes have brought on parallels to the plight Native Americans have faced since the days of the Mayflower. Death rates for Native American and Alaska Native people are more than double that of white people. Stacke says it has "highlighted how fiercely the keepers of knowledge need to be protected and why the commitment to preserving and recording stories is as urgent as ever." </text:p>
      <text:p text:style-name="Text_20_body"/>
      <text:p text:style-name="P9"><text:span text:style-name="T6">La pandémie de COVID-19 et ses effets tragiques sur les tribus amérindiennes ont fait apparaître des parallèles avec les difficultés auxquelles les Amérindiens sont confrontés depuis l'époque du Mayflower. Le taux de mortalité des Amérindiens et des autochtones de l'Alaska est plus de deux fois supérieur à celui des Blancs. Selon Mme Stacke, cette situation a </text:span><text:span text:style-name="T4">&lt;&lt; </text:span><text:span text:style-name="T6">mis en évidence la nécessité de protéger avec acharnement les gardiens du savoir et la nécessité plus que jamais de préserver et d'enregistrer les histoires. </text:span><text:span text:style-name="T4">&gt;&gt;</text:span></text:p>
      <text:p text:style-name="Text_20_body"><text:span text:style-name="T11"><text:line-break/><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5:42:52.995349700</meta:creation-date>
    <meta:generator>LibreOffice/6.4.7.2$Linux_X86_64 LibreOffice_project/40$Build-2</meta:generator>
    <dc:date>2021-11-25T15:45:06.165279326</dc:date>
    <meta:editing-duration>PT2M17S</meta:editing-duration>
    <meta:editing-cycles>2</meta:editing-cycles>
    <meta:document-statistic meta:table-count="0" meta:image-count="0" meta:object-count="0" meta:page-count="3" meta:paragraph-count="29" meta:word-count="818" meta:character-count="5158" meta:non-whitespace-character-count="4344"/>
  </office:meta>
</office:document-meta>
</file>